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5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a6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cases" table:style-name="ta1"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Key </text:p>
          </table:table-cell>
          <table:table-cell table:style-name="ce14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1: Periodic String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1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1-periodic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1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strings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imple test on hexadecimal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xtremely short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hort (1-2 character) perio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Non-Periodic inputs: Up to 1000 ch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1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One more hexadecimal tes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17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7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gnored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2: Find 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2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2-find-extrem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10" office:value-type="string" calcext:value-type="string">
            <text:p>title</text:p>
          </table:table-cell>
          <table:table-cell table:style-name="ce16" office:value-type="string" calcext:value-type="string">
            <text:p>Layout OK; build successfu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fname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expected</text:p>
          </table:table-cell>
          <table:table-cell table:style-name="ce17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label</text:p>
          </table:table-cell>
          <table:table-cell table:style-name="ce17" office:value-type="string" calcext:value-type="string">
            <text:p>Build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2.0</text:p>
          </table:table-cell>
          <table:table-cell table:style-name="ce11" office:value-type="string" calcext:value-type="string">
            <text:p>type</text:p>
          </table:table-cell>
          <table:table-cell table:style-name="ce17" office:value-type="string" calcext:value-type="string">
            <text:p>nonfunctio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hree students, some rounding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2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style-name="ce13"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Just one stude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any identical ag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100 students; 15-digit doubl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5</text:p>
          </table:table-cell>
          <table:table-cell table:style-name="ce12" office:value-type="string" calcext:value-type="string">
            <text:p>tit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2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Five students, integer-only inpu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2.6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va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itle</text:p>
          </table:table-cell>
          <table:table-cell table:style-name="ce15" office:value-type="string" calcext:value-type="string">
            <text:p>EX03: Invert an ordered tre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label</text:p>
          </table:table-cell>
          <table:table-cell table:style-name="ce15" office:value-type="string" calcext:value-type="string">
            <text:p>EX03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subdir</text:p>
          </table:table-cell>
          <table:table-cell table:style-name="ce15" office:value-type="string" calcext:value-type="string">
            <text:p>ex03-alice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3</text:p>
          </table:table-cell>
          <table:table-cell table:style-name="ce9" office:value-type="string" calcext:value-type="string">
            <text:p>type</text:p>
          </table:table-cell>
          <table:table-cell table:style-name="ce15" office:value-type="string" calcext:value-type="string">
            <text:p>exercise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1in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1expected.tx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2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4 internal nodes NOT in preorder sequence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2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2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2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3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mallest example - 1 internal node, 1 child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3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3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3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4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Bushy tree: 10000 nodes, 2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4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4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4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5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kinny binary tree: 9999 nodes, 4999 level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5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5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6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6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6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6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7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Medium example; root is not the smallest; mixed order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7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7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7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c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8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Large example; about 10000 nodes, mixed.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8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8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8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9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09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09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09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3.10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Testing speed with deep tree (small ints), 10000 nodes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table:style-name="ce13" office:value-type="string" calcext:value-type="string">
            <text:p>fname</text:p>
          </table:table-cell>
          <table:table-cell table:style-name="ce13" office:value-type="string" calcext:value-type="string">
            <text:p>test10in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test10expected.txt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10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3.1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idden</text:p>
          </table:table-cell>
          <table:table-cell table:number-columns-repeated="61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9:14:46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4:33:42.735000000</meta:creation-date>
    <dc:date>2020-09-25T00:19:27.242000000</dc:date>
    <meta:editing-duration>PT4H22M2S</meta:editing-duration>
    <meta:editing-cycles>10</meta:editing-cycles>
    <meta:generator>LibreOffice/6.3.2.2$Windows_X86_64 LibreOffice_project/98b30e735bda24bc04ab42594c85f7fd8be07b9c</meta:generator>
    <meta:document-statistic meta:table-count="1" meta:cell-count="458" meta:object-count="0"/>
  </office:meta>
</office:document-meta>
</file>